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Listserv.isReplyTo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Listserv.isAttachments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Listserv.getSubjec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Listserv.getMemb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valonListserv.ini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valonListserv.isPrefixAutoBrack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Listserv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Listserv.isMembers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